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3b" officeooo:paragraph-rsid="001c893b"/>
    </style:style>
    <style:style style:name="P2" style:family="paragraph" style:parent-style-name="Standard">
      <style:text-properties fo:font-weight="bold" officeooo:rsid="001c893b" officeooo:paragraph-rsid="001c893b" style:font-weight-asian="bold" style:font-weight-complex="bold"/>
    </style:style>
    <style:style style:name="T1" style:family="text">
      <style:text-properties officeooo:rsid="001b3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P2">Network sharing between Linux and Beaglebone black.</text:p>
      <text:p text:style-name="P2"/>
      <text:p text:style-name="P2"/>
      <text:p text:style-name="P1">BBB---</text:p>
      <text:p text:style-name="Standard">ifconfig usb0 192.168.7.2</text:p>
      <text:p text:style-name="Standard">route add default gw 192.168.7.1</text:p>
      <text:p text:style-name="Standard">----</text:p>
      <text:p text:style-name="Standard">echo "nameserver 8.8.8.8" &gt;&gt; /etc/resolv.conf</text:p>
      <text:p text:style-name="Standard"/>
      <text:p text:style-name="Standard">linux---</text:p>
      <text:p text:style-name="Standard">login as root</text:p>
      <text:p text:style-name="Standard">ifconfig &lt;name of usb connection&gt; 192.168.7.1</text:p>
      <text:p text:style-name="Standard">iptables --table nat --append POSTROUTING --out-interface &lt;wifi connection name&gt; -j MASQUERADE</text:p>
      <text:p text:style-name="Standard">iptables --append FORWARD --in-interface &lt;name of usb connection&gt; -j ACCEPT</text:p>
      <text:p text:style-name="Standard">echo 1 &gt; /proc/sys/net/ipv4/ip_forwar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05:09.130620983</meta:creation-date>
    <dc:date>2019-03-26T13:20:33.324815678</dc:date>
    <meta:editing-duration>PT15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2" meta:character-count="436" meta:non-whitespace-character-count="391"/>
  </office:meta>
</office:document-meta>
</file>